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tyle="italic" style:text-underline-style="solid" style:text-underline-width="auto" style:text-underline-color="font-color" fo:font-weight="bold" style:font-style-asian="italic" style:font-weight-asian="bold"/>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weight="bold" style:font-weight-asian="bold"/>
    </style:style>
    <style:style style:name="T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fo:background-color="#ffffff"/>
    </style:style>
    <style:style style:name="T5" style:family="text">
      <style:text-properties fo:font-size="12pt" style:font-size-asian="12pt" style:font-size-complex="12pt"/>
    </style:style>
    <style:style style:name="T6" style:family="text">
      <style:text-properties fo:font-size="12pt" style:font-size-asian="12pt" style:font-size-complex="12pt" fo:background-color="#ffffff"/>
    </style:style>
    <style:style style:name="T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étazalite</text:span>: est un minerai blanc on le trouve un peu partout dans les cavernes du monde il est essentiellement utilisé pour forger des armes de basse qualité mais très pratique pour la défense vu que son abondance et sont prix son peu élevés.</text:p>
      <text:p text:style-name="P1"/>
      <text:p text:style-name="P1"><text:span text:style-name="T1">Nyeomelane</text:span>: est un minerai commun mais que l’on trouve en profondeur il est bleu et assez solide </text:p>
      <text:p text:style-name="P1">on l’utilise pour des armes, des flèches ou des armures de basse facture sont prix reste assez bas.</text:p>
      <text:p text:style-name="P2"/>
      <text:p text:style-name="P1"><text:span text:style-name="T1">Olirine</text:span> est un minerai orange commun que l’on retrouve un peu partout dans les souterrains il permet de faire de bonnes armures, lors de sa fonte sa couleur vire au gris pour on ne sait quel raison. Des armes en sont aussi faite c’est une arme de base pour tout soldat ou malfrat.</text:p>
      <text:p text:style-name="P1"/>
      <text:p text:style-name="P1"><text:span text:style-name="T1">Gismarge</text:span> est un minerai gris sombre certains peuvent le confondre avec l'<text:span text:style-name="T2">Olirine</text:span> mais sa qualité est bien supérieure. C'est peu commun d’en trouver, en général on le trouve dans les profondeurs des montagnes ou dans les grottes assez profondes on l’utilise pour des armes ou des lances voire même des arcs des flèches assez lourdes ou même des carreaux d’arbalète. </text:p>
      <text:p text:style-name="P1"/>
      <text:p text:style-name="P1"><text:span text:style-name="T1">Fer</text:span> : est un minerai très commun il est aussi le minerai le plus utilisé pour créer des armes et des armures son prix est très faible on le trouve partout. </text:p>
      <text:p text:style-name="P1"/>
      <text:p text:style-name="P1"><text:span text:style-name="T1">Le bronze </text:span>est le nom qui est donné à tous les alliages de cuivre. Bien qu’il est de qualité médiocre il reste utilisé pour créer des armes.</text:p>
      <text:p text:style-name="P2"/>
      <text:p text:style-name="P1"><text:span text:style-name="T1">L'acier </text:span>est un alliage à base de fer et de Gismarge . L'acier est un métal résistant qui est utilisé pour faire des armure des arme son prix est <text:s/>moyen mais sa qualité est de bonne facture. </text:p>
      <text:p text:style-name="P1"/>
      <text:p text:style-name="P1"><text:span text:style-name="T4">Le Balzathate</text:span><text:span text:style-name="T6">:</text:span><text:span text:style-name="T7">est minerai explosif à extraire avec une extrême précaution. Souvent utilisé comme munition pour des sièges et sert comme explosif. Il est très rare d’en trouver mais il est en grande quantité dans les filons.</text:span> Son prix est très élevés.</text:p>
      <text:p text:style-name="P2"/>
      <text:p text:style-name="P1"><text:span text:style-name="T1">Orichalque:</text:span> est un minerai qui est très résistant et très rare. Il se trouve que dans les lacs souterrain en très petite quantité, son prix est inestimable.</text:p>
      <text:p text:style-name="P1"/>
      <text:p text:style-name="P1"><text:span text:style-name="T1">Stygium:</text:span> est un métal noir assez rare a trouver il n’est quasiment jamais sorti de la terre a cause de ses explosions lorsqu’il croise la lumière du jour. Très peu de personne savent l’utiliser à bonne escient. </text:p>
      <text:p text:style-name="P2"/>
      <text:p text:style-name="P1"><text:span text:style-name="T1">Primium:</text:span> est un matériel de grande valeur avec une résistance magique considérable. Son prix est très élevés a cause de son niveau de raretés.</text:p>
      <text:p text:style-name="P1"/>
      <text:p text:style-name="P1"><text:span text:style-name="T3">Olilandite:</text:span> est un matériel utilisé principalement dans la construction de bijoux, il est en quantité raisonnable mais en profondeur ce qui le rend difficile à extraire. Son prix est abordable.<text:span text:style-name="T1"> </text:span></text:p>
      <text:p text:style-name="P3"/>
      <text:p text:style-name="P1"><text:soft-page-break/><text:span text:style-name="T3">Scolaïte céruléenne:</text:span><text:span text:style-name="T5"> </text:span>est un matériau <text:s/>trouvable souvent en gisement dans les caves son apparence est assez semblable au fer mais sa qualité est bien moindre et souvent utilisé pour s'exercer ou comme première arme pour les apprenti soldat sont prier est assez faible. </text:p>
      <text:p text:style-name="P4"/>
      <text:p text:style-name="P1"><text:span text:style-name="T3">Uvalase:</text:span><text:span text:style-name="T5"> </text:span>est un minerai utilisé pour faire des arcs, des arbalètes ,des flèches <text:s/>ou des carreaux. On le retrouve dans des crevasses ou dans des failles. Son prix est <text:s/>modéré.</text:p>
      <text:p text:style-name="P1"/>
      <text:p text:style-name="P1"><text:span text:style-name="T3">Urmon:</text:span><text:span text:style-name="T5"> </text:span>est un minerai vert comportant des propriétés toxique, il est fondu pour être versé dans les pièges lors des sièges. Il fait fondre les armures et les os. Pour miné ce minerai, il faudra une pioche, un récipient ainsi qu’une armure en <text:span text:style-name="T2">Andeplite</text:span>.</text:p>
      <text:p text:style-name="P1">Son prix est extrêmement élevés.</text:p>
      <text:p text:style-name="P1"/>
      <text:p text:style-name="P1"><text:span text:style-name="T3">Andeplite:</text:span> est un minerai rare de couleur argentée. Il est plus résistant que le fer mais moins que l’acier. Ces propriétés physique protège ce métal contre l’<text:span text:style-name="T2">Urmon</text:span>. Lors des sièges beaucoup de soldat d’élite porte des armures en <text:span text:style-name="T2">Andeplite</text:span> qui contre l’<text:span text:style-name="T2">Urmon</text:span> et qui les protèges.</text:p>
      <text:p text:style-name="P4"/>
      <text:p text:style-name="P4"/>
      <text:p text:style-name="P1"><text:span text:style-name="T3">Vaeomium</text:span><text:span text:style-name="T5"> </text:span>est un minerai noirâtre utilisé pour les forgerons pour leurs marteaux, et leurs forges. Il est très peu utilisé pour les armures et armes, mais fait un très bon équipement de début. Son prix est plus qu’abordable, et le minerai est très commun.</text:p>
      <text:p text:style-name="P4"/>
      <text:p text:style-name="P1"><text:span text:style-name="T3">Albamyte:</text:span><text:span text:style-name="T5"> </text:span>est un minerai violet qui est utilisé dans la création d’engins de sièges magiques.</text:p>
      <text:p text:style-name="P1">Il est extrêmement rare et requiert un grand temps d’extraction. C’est un minerai magique qui possède une assez grande réserve de mana.</text:p>
      <text:p text:style-name="P1">Son prix est extrêmement élevé.</text:p>
      <text:p text:style-name="P4"/>
      <text:p text:style-name="P4"/>
      <text:p text:style-name="P1"><text:span text:style-name="T3">Nelbdenite: </text:span>est un minerais très solide rouge noirâtre il est extrêmement rare et seul des gens riches peuvent se le payer il est utilisé comme armure ou arme pour les guerriers d'élites ou la garde du commandant. Son prix est extrêmement élevés rare sont les utilisateur des arme en <text:span text:style-name="T2">Nelbdenite</text:span>.</text:p>
      <text:p text:style-name="P4"/>
      <text:p text:style-name="P4"/>
      <text:p text:style-name="P3"/>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0.3957in" fo:margin-right="0.885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749" meta:character-count="4333" meta:non-whitespace-character-count="3596"/>
    <meta:generator>LibreOfficeDev/5.1.0.3$Linux_X86_64 LibreOffice_project/</meta:generator>
  </office:meta>
</office:document-meta>
</file>